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3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Low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Usuarios</text:span></text:p>
          </table:table-cell>
          <table:table-cell table:style-name="TableCell1">
            <text:p text:style-name="P7"><text:span text:style-name="T2">Test Executed by: <text:s/>Diego Ortego - Valeria Valdés</text:span></text:p>
          </table:table-cell>
        </table:table-row>
        <table:table-row>
          <table:table-cell table:style-name="TableCell1">
            <text:p text:style-name="P6"><text:span text:style-name="T2">Test Title: Cuentas únicas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No se puede crear una cuenta con un correo ya inscrito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ncia de una cuenta de profesor</text:p>
              </text:list-item>
              <text:list-item>
                <text:p text:style-name="P9">Existencia de una cuenta de evaluador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7">Gestión de cuentas, login de usuarios</text:p>
            <text:p text:style-name="P8"/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Estando logeado como profesor acceder a la sección de evaluadores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una lista con los evaluadores registrados en el sistema</text:p>
          </table:table-cell>
          <table:table-cell table:style-name="TableCell1">
            <text:p text:style-name="P13">Aparece la lista que contiene un profesor y un evaluador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Elegir uno de los evaluadores registrados para copiar su correo</text:p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>Se escoge el único evaluado existente</text:p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Agregar evaluador con el mismo correo que el evaluador elegido</text:p>
          </table:table-cell>
          <table:table-cell table:style-name="TableCell1">
            <text:p text:style-name="P13"/>
          </table:table-cell>
          <table:table-cell table:style-name="TableCell1">
            <text:p text:style-name="P13">No se crea evaluador</text:p>
          </table:table-cell>
          <table:table-cell table:style-name="TableCell1">
            <text:p text:style-name="P13">Aparece un mensaje de que el email ya está en us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